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004dbb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fo:color="#004dbb"/>
    </style:style>
    <style:style style:name="T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EJERCICIO 3<text:s text:c="2"/>LENGUAJE DE MARCAS</text:span><text:span text:style-name="T2"/></text:p>
      <text:p text:style-name="P1"><text:span text:style-name="T3"/></text:p>
      <text:p text:style-name="P1"><text:span text:style-name="T4"/></text:p>
      <text:p text:style-name="P1"><text:span text:style-name="T5"/></text:p>
      <text:p text:style-name="P2"><text:span text:style-name="T6">1-</text:span><text:span text:style-name="T7"><text:s/>Seleccionar los nodos cliente que contienen el elemento facturacion con un valor mayor a 80000.</text:span><text:span text:style-name="T8"/></text:p>
      <text:p text:style-name="P2"><text:span text:style-name="T9"/></text:p>
      <text:p text:style-name="P2"><text:span text:style-name="T10"><text:s text:c="3"/>/clientes/cliente[facturacion &gt; 80000] </text:span></text:p>
      <text:p text:style-name="P3"><text:span text:style-name="T11"/></text:p>
      <text:p text:style-name="P4"><draw:frame text:anchor-type="as-char" svg:width="169.97mm" svg:height="125.10mm" style:rel-width="scale" style:rel-height="scale"><draw:object-ole xlink:href="OleObj1"/><draw:image xlink:href="ObjectReplacements/OleObj1"/></draw:frame><text:span text:style-name="T12">2-<text:s/></text:span><text:span text:style-name="T13">Seleccionar los nodos cliente que contienen el elemento pais con el valor "España" y el elemento facturacion con un valor entre 60000 y 90000.<text:s/></text:span><text:span text:style-name="T14"/></text:p>
      <text:p text:style-name="P4"><text:span text:style-name="T15"/></text:p>
      <text:p text:style-name="P4"><text:span text:style-name="T16">/clientes/cliente[pais = 'España' and facturacion &gt;= 60000 and facturacion &lt;= 90000]</text:span></text:p>
      <text:p text:style-name="P4"><draw:frame text:anchor-type="as-char" svg:width="169.97mm" svg:height="125.73mm" style:rel-width="scale" style:rel-height="scale"><draw:object-ole xlink:href="OleObj2"/><draw:image xlink:href="ObjectReplacements/OleObj2"/></draw:frame><text:span text:style-name="T18">3-<text:s/></text:span><text:span text:style-name="T19">Sumar los valores de todos los elementos facturacion en el documento XML. </text:span></text:p>
      <text:p text:style-name="P4"><text:span text:style-name="T20"/></text:p>
      <text:p text:style-name="P4"><text:span text:style-name="T21"><text:s text:c="2"/>sum(/clientes/cliente/facturacion)</text:span></text:p>
      <text:p text:style-name="P4"><draw:frame text:anchor-type="as-char" svg:width="169.33mm" svg:height="125.73mm" style:rel-width="scale" style:rel-height="scale"><draw:object-ole xlink:href="OleObj3"/><draw:image xlink:href="ObjectReplacements/OleObj3"/></draw:frame><text:span text:style-name="T22"/></text:p>
      <text:p text:style-name="P4"><text:span text:style-name="T23">4-<text:s/></text:span><text:span text:style-name="T24">Encontrar todas las empresas cuya facturación es mayor a 750,000 euros:</text:span></text:p>
      <text:p text:style-name="P4"><text:span text:style-name="T25"/></text:p>
      <text:p text:style-name="P4"><text:span text:style-name="T26">//cliente[facturacion &gt; 750000]/empresa/text()</text:span></text:p>
      <text:p text:style-name="P4"><text:span text:style-name="T27"/></text:p>
      <text:p text:style-name="P4"><text:span text:style-name="T27"/></text:p>
      <text:p text:style-name="P4"><draw:frame text:anchor-type="as-char" svg:width="85.73mm" svg:height="82.34mm" style:rel-width="scale" style:rel-height="scale"><draw:object-ole xlink:href="OleObj4"/><draw:image xlink:href="ObjectReplacements/OleObj4"/></draw:frame><text:span text:style-name="T27"/></text:p>
      <text:p text:style-name="P4"><text:span text:style-name="T28"/></text:p>
      <text:p text:style-name="P4"><text:span text:style-name="T28">5-<text:s/></text:span><text:span text:style-name="T29">Encontrar todas las empresas de España: </text:span></text:p>
      <text:p text:style-name="P4"><text:span text:style-name="T30"/></text:p>
      <text:p text:style-name="P4"><text:span text:style-name="T31">//cliente[pais = 'España']/empresa/text()</text:span></text:p>
      <text:p text:style-name="P4"><draw:frame text:anchor-type="as-char" svg:width="89.11mm" svg:height="84.24mm" style:rel-width="scale" style:rel-height="scale"><draw:object-ole xlink:href="OleObj5"/><draw:image xlink:href="ObjectReplacements/OleObj5"/></draw:frame><text:span text:style-name="T32"/></text:p>
      <text:p text:style-name="P4"><text:span text:style-name="T32"/></text:p>
      <text:p text:style-name="P4"><text:span text:style-name="T33">6-</text:span><text:span text:style-name="T34">Encontrar la facturación promedio de las empresas alemanas:<text:s/></text:span><text:span text:style-name="T35"/></text:p>
      <text:p text:style-name="P4"><text:span text:style-name="T36"/></text:p>
      <text:p text:style-name="P4"><text:span text:style-name="T37">sum(//cliente[pais = 'Alemania']/facturacion) div count(//cliente[pais = 'Alemania'])</text:span></text:p>
      <text:p text:style-name="P4"><draw:frame text:anchor-type="as-char" svg:width="89.11mm" svg:height="87.63mm" style:rel-width="scale" style:rel-height="scale"><draw:object-ole xlink:href="OleObj6"/><draw:image xlink:href="ObjectReplacements/OleObj6"/></draw:frame><text:span text:style-name="T38"/></text:p>
      <text:p text:style-name="P4"><text:span text:style-name="T38"/></text:p>
      <text:p text:style-name="P4"><text:span text:style-name="T39">7-</text:span><text:span text:style-name="T40">Encontrar la empresa con la facturación más alta:<text:s/></text:span><text:span text:style-name="T41"/></text:p>
      <text:p text:style-name="P4"><text:span text:style-name="T41">//cliente[facturacion = max(//cliente/facturacion)]/empresa/text()</text:span></text:p>
      <text:p text:style-name="P4"><draw:frame text:anchor-type="as-char" svg:width="88.48mm" svg:height="85.94mm" style:rel-width="scale" style:rel-height="scale"><draw:object-ole xlink:href="OleObj7"/><draw:image xlink:href="ObjectReplacements/OleObj7"/></draw:frame><text:span text:style-name="T42"/></text:p>
      <text:p text:style-name="P4"><text:span text:style-name="T42"/></text:p>
      <text:p text:style-name="P4"><text:span text:style-name="T43">8</text:span><text:span text:style-name="T44">-Encontrar el identificador de la empresa "XYZ Corp":<text:s/></text:span><text:span text:style-name="T45"/></text:p>
      <text:p text:style-name="P4"><text:span text:style-name="T46"/></text:p>
      <text:p text:style-name="P4"><text:span text:style-name="T47">distinct-values(//clientes/cliente[empresa='Empresa E']</text:span><text:a xlink:href="../../../../../../@id"><text:span text:style-name="T49">/@id</text:span></text:a><text:span text:style-name="T50">)</text:span></text:p>
      <text:p text:style-name="P4"><draw:frame text:anchor-type="as-char" svg:width="86.78mm" svg:height="84.67mm" style:rel-width="scale" style:rel-height="scale"><draw:object-ole xlink:href="OleObj8"/><draw:image xlink:href="ObjectReplacements/OleObj8"/></draw:frame><text:span text:style-name="T51"/></text:p>
      <text:p text:style-name="P4"><text:span text:style-name="T51"/></text:p>
      <text:p text:style-name="P4"><text:span text:style-name="T52">9-</text:span><text:span text:style-name="T53">Encontrar todas las empresas de Francia en orden alfabético:<text:s/></text:span><text:span text:style-name="T54"/></text:p>
      <text:p text:style-name="P4"><text:span text:style-name="T55"/></text:p>
      <text:p text:style-name="P4"><text:span text:style-name="T56">for $cliente in //cliente[pais = 'Francia'] order by $cliente/empresa return $cliente/empresa/text()</text:span></text:p>
      <text:p text:style-name="P4"><draw:frame text:anchor-type="as-char" svg:width="88.90mm" svg:height="84.46mm" style:rel-width="scale" style:rel-height="scale"><draw:object-ole xlink:href="OleObj9"/><draw:image xlink:href="ObjectReplacements/OleObj9"/></draw:frame><text:span text:style-name="T57"/></text:p>
      <text:p text:style-name="P4"><text:span text:style-name="T57"/></text:p>
      <text:p text:style-name="P4"><text:span text:style-name="T58">10-<text:s/></text:span><text:span text:style-name="T59">Encontrar el promedio de facturación de todas las empresas:<text:s/></text:span><text:span text:style-name="T60"/></text:p>
      <text:p text:style-name="P4"><text:span text:style-name="T61"/></text:p>
      <text:p text:style-name="P4"><text:span text:style-name="T62">avg(//cliente/facturacion)</text:span></text:p>
      <text:p text:style-name="P4"><draw:frame text:anchor-type="as-char" svg:width="86.36mm" svg:height="82.34mm" style:rel-width="scale" style:rel-height="scale"><draw:object-ole xlink:href="OleObj10"/><draw:image xlink:href="ObjectReplacements/OleObj10"/></draw:frame><text:span text:style-name="T63"/></text:p>
      <text:p text:style-name="P4"><text:span text:style-name="T63"/></text:p>
      <text:p text:style-name="P4"><text:span text:style-name="T64">11</text:span><text:span text:style-name="T65">-Encontrar todas las empresas cuya facturación es mayor a 50.000 euros y se encuentran en España o Alemania:</text:span><text:span text:style-name="T66"/></text:p>
      <text:p text:style-name="P4"><text:span text:style-name="T67"/></text:p>
      <text:p text:style-name="P4"><text:span text:style-name="T68">for $cliente in //cliente[pais = 'España' or pais = 'Alemania'][facturacion &gt; 50000] return $cliente/empresa/text()</text:span></text:p>
      <text:p text:style-name="P4"><draw:frame text:anchor-type="as-char" svg:width="89.96mm" svg:height="83.82mm" style:rel-width="scale" style:rel-height="scale"><draw:object-ole xlink:href="OleObj11"/><draw:image xlink:href="ObjectReplacements/OleObj11"/></draw:frame><text:span text:style-name="T69"/></text:p>
      <text:p text:style-name="P4"><text:span text:style-name="T69"/></text:p>
      <text:p text:style-name="P4"><text:span text:style-name="T69"/></text:p>
      <text:p text:style-name="P4"><text:span text:style-name="T70">12-<text:s text:c="2"/></text:span><text:span text:style-name="T71">Encontrar la suma total de facturación de todas las empresas:</text:span><text:span text:style-name="T72"/></text:p>
      <text:p text:style-name="P4"><text:span text:style-name="T73"/></text:p>
      <text:p text:style-name="P4"><text:span text:style-name="T74">sum(//cliente/facturacion)</text:span></text:p>
      <text:p text:style-name="P4"><draw:frame text:anchor-type="as-char" svg:width="86.78mm" svg:height="83.82mm" style:rel-width="scale" style:rel-height="scale"><draw:object-ole xlink:href="OleObj12"/><draw:image xlink:href="ObjectReplacements/OleObj12"/></draw:frame><text:span text:style-name="T75"/></text:p>
      <text:p text:style-name="P4"><text:span text:style-name="T75"/></text:p>
      <text:p text:style-name="P4"><text:span text:style-name="T75"/></text:p>
      <text:p text:style-name="P4"><text:span text:style-name="T76">13-<text:s/></text:span><text:span text:style-name="T77">Encontrar todas las empresas cuya facturación es mayor a la facturación promedio de todas las empresas:</text:span><text:span text:style-name="T78"/></text:p>
      <text:p text:style-name="P4"><text:span text:style-name="T79"/></text:p>
      <text:p text:style-name="P4"><text:span text:style-name="T80">for $cliente in //cliente[facturacion &gt; avg(//cliente/facturacion)] return $cliente/empresa/text()</text:span></text:p>
      <text:p text:style-name="P4"><draw:frame text:anchor-type="as-char" svg:width="85.73mm" svg:height="85.73mm" style:rel-width="scale" style:rel-height="scale"><draw:object-ole xlink:href="OleObj13"/><draw:image xlink:href="ObjectReplacements/OleObj13"/></draw:frame><text:span text:style-name="T81"/></text:p>
      <text:p text:style-name="P4"><text:span text:style-name="T8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